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i>y</mi>
                <mo stretchy="false">+</mo>
                <mi mathvariant="italic">dy</mi>
              </mrow>
              <mo stretchy="false">=</mo>
              <mi>f</mi>
            </mrow>
            <mrow>
              <mo fence="true" stretchy="false">(</mo>
              <mrow>
                <mrow>
                  <mi>x</mi>
                  <mo stretchy="false">+</mo>
                  <mi mathvariant="italic">dx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row>
                <mi>z</mi>
                <mo stretchy="false">+</mo>
                <mi mathvariant="italic">dz</mi>
              </mrow>
              <mo stretchy="false">=</mo>
              <mi>g</mi>
            </mrow>
            <mrow>
              <mo fence="true" stretchy="false">(</mo>
              <mrow>
                <mrow>
                  <mi>y</mi>
                  <mo stretchy="false">+</mo>
                  <mi mathvariant="italic">dy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row>
                <mi>u</mi>
                <mo stretchy="false">+</mo>
                <mi mathvariant="italic">du</mi>
              </mrow>
              <mo stretchy="false">=</mo>
              <mi>h</mi>
            </mrow>
            <mrow>
              <mrow>
                <mo fence="true" stretchy="false">(</mo>
                <mrow>
                  <mrow>
                    <mi>z</mi>
                    <mo stretchy="false">+</mo>
                    <mi mathvariant="italic">dz</mi>
                  </mrow>
                </mrow>
                <mo fence="true" stretchy="false">)</mo>
              </mrow>
              <mo stretchy="false">=</mo>
              <mi>h</mi>
            </mrow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row>
                          <mi>y</mi>
                          <mo stretchy="false">+</mo>
                          <mi mathvariant="italic">d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h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d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+dy=f( x+dx )
newline
newline
z+dz=g( y+dy )
newline
newline
u+du=h( z+dz )=h( g(y+dy) )=h( g(f(x+dx)) 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2:39:21.429546571</meta:creation-date>
    <dc:date>2020-05-13T22:41:05.957000680</dc:date>
    <meta:editing-duration>PT1M45S</meta:editing-duration>
    <meta:editing-cycles>1</meta:editing-cycles>
    <meta:generator>LibreOffice/6.4.3.2$Linux_X86_64 LibreOffice_project/40$Build-2</meta:generator>
  </office:meta>
</office:document-meta>
</file>